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8.498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style:vertical-align="middle" fo:padding="0.097cm" fo:border="0.002cm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8.498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8.498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16.999cm" style:rel-column-width="65535*"/>
    </style:style>
    <style:style style:name="Tableau5.1" style:family="table-row">
      <style:table-row-properties style:min-row-height="0.635cm"/>
    </style:style>
    <style:style style:name="Tableau5.A1" style:family="table-cell">
      <style:table-cell-properties fo:padding="0.097cm" fo:border="0.002cm solid #000000"/>
    </style:style>
    <style:style style:name="Tableau6" style:family="table">
      <style:table-properties style:width="16.999cm" table:align="margins"/>
    </style:style>
    <style:style style:name="Tableau6.A" style:family="table-column">
      <style:table-column-properties style:column-width="16.999cm" style:rel-column-width="65535*"/>
    </style:style>
    <style:style style:name="Tableau6.A1" style:family="table-cell">
      <style:table-cell-properties fo:padding="0.097cm" fo:border="0.002cm solid #000000"/>
    </style:style>
    <style:style style:name="Tableau7" style:family="table">
      <style:table-properties style:width="16.999cm" table:align="margins"/>
    </style:style>
    <style:style style:name="Tableau7.A" style:family="table-column">
      <style:table-column-properties style:column-width="8.498cm" style:rel-column-width="32767*"/>
    </style:style>
    <style:style style:name="Tableau7.B" style:family="table-column">
      <style:table-column-properties style:column-width="8.5cm" style:rel-column-width="32768*"/>
    </style:style>
    <style:style style:name="Tableau7.1" style:family="table-row">
      <style:table-row-properties style:min-row-height="2.355cm"/>
    </style:style>
    <style:style style:name="Tableau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B1" style:family="table-cell">
      <style:table-cell-properties fo:padding="0.097cm" fo:border="0.002cm solid #000000"/>
    </style:style>
    <style:style style:name="Tableau8" style:family="table">
      <style:table-properties style:width="16.999cm" table:align="margins"/>
    </style:style>
    <style:style style:name="Tableau8.A" style:family="table-column">
      <style:table-column-properties style:column-width="16.999cm" style:rel-column-width="65535*"/>
    </style:style>
    <style:style style:name="Tableau8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start" style:justify-single-word="false"/>
      <style:text-properties style:font-name="Comic Sans MS" fo:font-size="10pt" style:text-underline-style="none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Comic Sans MS" fo:font-size="10pt" style:text-underline-style="none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Comic Sans MS" fo:font-size="16pt" style:text-underline-style="none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omic Sans M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omic Sans MS" fo:font-size="10pt" fo:font-style="italic" style:text-underline-style="none" style:font-size-asian="10pt" style:font-style-asian="italic" style:font-size-complex="10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style:font-name="Comic Sans MS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style:font-name="Comic Sans M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fo:color="#800000" style:font-name="Comic Sans MS" fo:font-size="9pt" fo:font-style="italic" style:font-size-asian="9pt" style:font-style-asian="italic" style:font-size-complex="9pt" style:font-style-complex="italic"/>
    </style:style>
    <style:style style:name="P12" style:family="paragraph" style:parent-style-name="Standard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13" style:family="paragraph" style:parent-style-name="Text_20_body">
      <style:text-properties style:font-name="Comic Sans MS"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color="#800000" style:font-name="Comic Sans MS" fo:font-size="9pt" fo:font-style="italic" style:text-underline-style="none" style:font-size-asian="9pt" style:font-style-asian="italic" style:font-size-complex="9pt" style:font-style-complex="italic"/>
    </style:style>
    <style:style style:name="T6" style:family="text">
      <style:text-properties fo:color="#800000" style:font-name="Comic Sans MS" fo:font-size="9pt" fo:font-style="italic" style:text-underline-style="none" style:font-size-asian="9pt" style:font-style-asian="italic" style:font-size-complex="9pt" style:font-style-complex="italic"/>
    </style:style>
    <style:style style:name="T7" style:family="text">
      <style:text-properties style:font-name="Comic Sans MS" fo:font-size="10pt" style:font-size-asian="10pt" style:font-size-complex="10pt"/>
    </style:style>
    <style:style style:name="T8" style:family="text">
      <style:text-properties style:font-name="Comic Sans MS" fo:font-size="10pt" style:font-size-asian="10pt" style:font-size-complex="10pt"/>
    </style:style>
    <style:style style:name="T9" style:family="text">
      <style:text-properties fo:color="#800000" style:font-name="Comic Sans MS" fo:font-size="9pt" fo:font-style="italic" style:font-size-asian="9pt" style:font-style-asian="italic" style:font-size-complex="9pt" style:font-style-complex="italic"/>
    </style:style>
    <style:style style:name="T10" style:family="text">
      <style:text-properties fo:color="#800000" style:font-name="Comic Sans MS" fo:font-size="9pt" fo:font-style="italic" style:font-size-asian="9pt" style:font-style-asian="italic" style:font-size-complex="9pt" style:font-style-complex="italic"/>
    </style:style>
    <style:style style:name="T11" style:family="text">
      <style:text-properties fo:font-style="normal" style:text-underline-style="none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oentgen Mickael <text:s text:c="113"/>09/11/06</text:p>
      <text:p text:style-name="P2">secteur 5 | 1MRIM</text:p>
      <text:p text:style-name="P2"/>
      <text:p text:style-name="P3"><text:span text:style-name="T1">Exercice:</text:span> copie à l'aide de <text:span text:style-name="T2">COPY</text:span> <text:s/>et <text:span text:style-name="T2">XCOPY</text:span></text:p>
      <text:p text:style-name="P4"/>
      <text:p text:style-name="P1">Enoncé.</text:p>
      <text:p text:style-name="P1"><text:tab/>Nous voulons copier l'intégrité du dossier d98_gB (donc avec son sous dossier EBD) à l'aide des commandes de copie interne (copy) et externe (xcopy).</text:p>
      <text:p text:style-name="P4"/>
      <text:p text:style-name="P4">Avec la commande COPY:<text:span text:style-name="T3"> </text:span><text:span text:style-name="T4">commande interne.</text:span></text:p>
      <text:p text:style-name="P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PREPARATION</text:p>
          </table:table-cell>
          <table:table-cell table:style-name="Tableau1.B1" office:value-type="string">
            <text:p text:style-name="P7">EXPERIMENTATION</text:p>
          </table:table-cell>
        </table:table-row>
      </table:table>
      <text:p text:style-name="P5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8">DEBUT</text:p>
          </table:table-cell>
        </table:table-row>
      </table:table>
      <text:p text:style-name="P5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9">Créer un dossier D98_gB</text:p>
          </table:table-cell>
          <table:table-cell table:style-name="Tableau3.B1" office:value-type="string">
            <text:p text:style-name="P10"><text:a xlink:type="simple" xlink:href="../../../.."><text:span text:style-name="T5">D:\</text:span></text:a><text:span text:style-name="T6">&gt;md d98_gB</text:span></text:p>
          </table:table-cell>
        </table:table-row>
        <table:table-row>
          <table:table-cell table:style-name="Tableau3.A2" office:value-type="string">
            <text:p text:style-name="P9">Aller dans le répertoire d98_gB</text:p>
          </table:table-cell>
          <table:table-cell table:style-name="Tableau3.B2" office:value-type="string">
            <text:p text:style-name="P10"><text:a xlink:type="simple" xlink:href="/D:/"><text:span text:style-name="T5">D:\</text:span></text:a><text:a xlink:type="simple" xlink:href="../../../.."><text:span text:style-name="T5">&gt;cd d98_gB </text:span></text:a></text:p>
          </table:table-cell>
        </table:table-row>
        <table:table-row>
          <table:table-cell table:style-name="Tableau3.A2" office:value-type="string">
            <text:p text:style-name="P9">Créer un répertoire EBD</text:p>
          </table:table-cell>
          <table:table-cell table:style-name="Tableau3.B2" office:value-type="string">
            <text:p text:style-name="P10"><text:a xlink:type="simple" xlink:href="/D:/"><text:span text:style-name="T5">D:\</text:span></text:a><text:a xlink:type="simple" xlink:href="../../../.."><text:span text:style-name="T5">d98_gB\&gt;mkdir EBD</text:span></text:a>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9">Aller dans le répertoire d98</text:p>
          </table:table-cell>
          <table:table-cell table:style-name="Tableau4.B1" office:value-type="string">
            <text:p text:style-name="P11">k:\dos\&gt;cd d98</text:p>
          </table:table-cell>
        </table:table-row>
        <table:table-row>
          <table:table-cell table:style-name="Tableau4.A2" office:value-type="string">
            <text:p text:style-name="P9">Copier tous les fichiers présents dans ce répertoire dans le lecteur D:\</text:p>
          </table:table-cell>
          <table:table-cell table:style-name="Tableau4.B2" office:value-type="string">
            <text:p text:style-name="P11">k:\dos\d98\&gt;copy *.* d:\d98_gB</text:p>
          </table:table-cell>
        </table:table-row>
        <table:table-row>
          <table:table-cell table:style-name="Tableau4.A2" office:value-type="string">
            <text:p text:style-name="P9">Aller dans le répertoire EBD et copier tous les fichiers dans le dossier EBD dur lecteur D:\</text:p>
          </table:table-cell>
          <table:table-cell table:style-name="Tableau4.B2" office:value-type="string">
            <text:p text:style-name="P11">k:\dos\d98\&gt;cd EBD</text:p>
            <text:p text:style-name="P11">k:\dos\d98\EBD\&gt;copy *.* D:\d98_gB\EBD</text:p>
          </table:table-cell>
        </table:table-row>
        <table:table-row>
          <table:table-cell table:style-name="Tableau4.A2" office:value-type="string">
            <text:p text:style-name="P10"><text:span text:style-name="T7">Aller dans le lecteur </text:span><text:a xlink:type="simple" xlink:href="/D:/"><text:span text:style-name="T8">D:\</text:span></text:a><text:span text:style-name="T7"> et vérifier</text:span></text:p>
          </table:table-cell>
          <table:table-cell table:style-name="Tableau4.B2" office:value-type="string">
            <text:p text:style-name="P10"><text:a xlink:type="simple" xlink:href="/k:/d"><text:span text:style-name="T9">k:\d</text:span></text:a><text:span text:style-name="T10">:</text:span></text:p>
            <text:p text:style-name="P10"><text:a xlink:type="simple" xlink:href="/d:/"><text:span text:style-name="T9">d:\</text:span></text:a><text:span text:style-name="T10">&gt;cd d98_gb</text:span></text:p>
            <text:p text:style-name="P10"><text:a xlink:type="simple" xlink:href="/d:/"><text:span text:style-name="T9">d:\</text:span></text:a><text:span text:style-name="T10">d98_gb\&gt;dir puis </text:span><text:a xlink:type="simple" xlink:href="/d:/"><text:span text:style-name="T9">d:\</text:span></text:a><text:span text:style-name="T10">d98_gb\edb\&gt;dir</text:span></text:p>
          </table:table-cell>
        </table:table-row>
      </table:table>
      <text:p text:style-name="P12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8">FIN</text:p>
          </table:table-cell>
        </table:table-row>
      </table:table>
      <text:p text:style-name="P12"/>
      <text:p text:style-name="P4">Avec la commande XCOPY:<text:span text:style-name="T11"> </text:span><text:span text:style-name="T4">commande externe.</text:span></text:p>
      <text:p text:style-name="P5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8">DEBUT</text:p>
          </table:table-cell>
        </table:table-row>
      </table:table>
      <text:p text:style-name="P5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10"><text:span text:style-name="T7">Aller dans à l'emplacement du répertoire d98 dans le lecteur </text:span><text:a xlink:type="simple" xlink:href="/k:/"><text:span text:style-name="T8">k:\</text:span></text:a><text:span text:style-name="T7">,</text:span></text:p>
            <text:p text:style-name="P9">puis copier le tout</text:p>
            <text:p text:style-name="P9">( le répertoire d98_gB se créra tout seul) </text:p>
          </table:table-cell>
          <table:table-cell table:style-name="Tableau7.B1" office:value-type="string">
            <text:p text:style-name="P10"><text:a xlink:type="simple" xlink:href="/k:/"><text:span text:style-name="T9">k:\</text:span></text:a><text:span text:style-name="T10"> cd dos\d98</text:span></text:p>
            <text:p text:style-name="P10"><text:a xlink:type="simple" xlink:href="/k:/"><text:span text:style-name="T9">k:\</text:span></text:a><text:span text:style-name="T10">dos\d98\&gt;xcopy d:\d98_gB\ /e/s</text:span></text:p>
          </table:table-cell>
        </table:table-row>
      </table:table>
      <text:p text:style-name="P13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8">FIN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1-09T15:16:29</meta:creation-date>
    <dc:date>2006-11-09T15:25:22</dc:date>
    <dc:language>fr-FR</dc:language>
    <meta:editing-cycles>6</meta:editing-cycles>
    <meta:editing-duration>PT7M49S</meta:editing-duration>
    <meta:user-defined meta:name="Info 1"/>
    <meta:user-defined meta:name="Info 2"/>
    <meta:user-defined meta:name="Info 3"/>
    <meta:user-defined meta:name="Info 4"/>
    <meta:document-statistic meta:table-count="8" meta:image-count="0" meta:object-count="0" meta:page-count="1" meta:paragraph-count="35" meta:word-count="206" meta:character-count="1162"/>
  </office:meta>
</office:document-meta>
</file>